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3.39pt"/>
    </style:style>
    <style:style style:name="co2" style:family="table-column">
      <style:table-column-properties fo:break-before="auto" style:column-width="84.5pt"/>
    </style:style>
    <style:style style:name="co3" style:family="table-column">
      <style:table-column-properties fo:break-before="auto" style:column-width="85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false"/>
    </style:style>
    <style:style style:name="ro3" style:family="table-row">
      <style:table-row-properties style:row-height="15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>
      <style:table-cell-properties style:text-align-source="value-type" style:repeat-content="false" fo:wrap-option="wrap"/>
      <style:paragraph-properties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able-cell-properties style:text-align-source="value-type" style:repeat-content="false"/>
      <style:paragraph-properties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<text:s text:c="2"/>Input Sequence </text:p>
          </table:table-cell>
          <table:table-cell table:style-name="ce4" office:value-type="string" calcext:value-type="string">
            <text:p>Model <text:s/>Output</text:p>
          </table:table-cell>
          <table:table-cell table:style-name="ce4"/>
          <table:table-cell table:style-name="ce4" office:value-type="string" calcext:value-type="string">
            <text:p>Model 2 Output</text:p>
          </table:table-cell>
        </table:table-row>
        <table:table-row table:style-name="ro1">
          <table:table-cell table:style-name="ce2" office:value-type="string" calcext:value-type="string">
            <text:p><text:s text:c="8"/>[ 1, <text:s/>4, <text:s/>7],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<text:s text:c="8"/>[ 6, <text:s/>3, <text:s/>4],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<text:s text:c="8"/>[ 0, <text:s/>1, <text:s/>2],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<text:s text:c="8"/>[15, 12, <text:s/>9],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<text:s text:c="8"/>[ 2, <text:s/>5, <text:s/>8],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<text:s text:c="8"/>[14, 17, 16],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<text:s text:c="8"/>[ 8, 11, 10],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<text:s text:c="8"/>[11, 14, 17],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<text:s text:c="8"/>[14, 13, 12],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<text:s text:c="8"/>[ 5, <text:s/>2, <text:s/>1],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s text:c="8"/>[ 8, <text:s/>7, <text:s/>6],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s text:c="8"/>[17, 14, 11],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<text:s text:c="8"/>[ 3, <text:s/>6, <text:s/>9],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<text:s text:c="8"/>[11, 10, <text:s/>9],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<text:s text:c="8"/>[10, <text:s/>9, 12],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<text:s text:c="8"/>[ 0, <text:s/>1, <text:s/>2],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<text:s text:c="8"/>[17, 16, 15],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 text:c="8"/>[15, 16, 17],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<text:s text:c="8"/>[13, 10, <text:s/>7],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s text:c="8"/>[ 9, 10, 11],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<text:s text:c="8"/>[13, 14, 17],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<text:s text:c="8"/>[ 4, <text:s/>7, 10],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<text:s text:c="8"/>[16, 17, 14],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<text:s text:c="8"/>[ 8, 11, 14],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<text:s text:c="8"/>[12, 15, 16],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<text:s text:c="8"/>[15, 16, 13],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<text:s text:c="8"/>[ 7, <text:s/>4, <text:s/>1],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s text:c="8"/>[12, 13, 14],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<text:s text:c="8"/>[ 1, <text:s/>2, <text:s/>5],</text:p>
          </table:table-cell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<text:s text:c="8"/>[11, <text:s/>8, <text:s/>5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2, <text:s/>9, 10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5, <text:s/>4, <text:s/>3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3, <text:s/>6, <text:s/>7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4, <text:s/>5, <text:s/>2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4, 11, <text:s/>8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9, <text:s/>6, <text:s/>3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1, <text:s/>8, <text:s/>7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2, <text:s/>1, <text:s/>4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6, <text:s/>7, <text:s/>8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6, <text:s/>9, 12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6, 13, 10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0, <text:s/>3, <text:s/>6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5, <text:s/>8, 11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9, 12, 15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7, <text:s/>8, 11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4, <text:s/>1, <text:s/>2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1, <text:s/>2, <text:s/>5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2, <text:s/>9, <text:s/>6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2, <text:s/>5, <text:s/>4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2, <text:s/>1, <text:s/>0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9, 12, 13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0, 13, 16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3, 16, 15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6, <text:s/>3, <text:s/>0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0, <text:s/>7, <text:s/>4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0, 11, <text:s/>8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7, 14, 13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4, <text:s/>3, <text:s/>6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7, <text:s/>6, <text:s/>3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16, 15, 12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3, <text:s/>4, <text:s/>5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8, <text:s/>5, <text:s/>2]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8"/>[ 7, 10, 13]</text:p>
          </table:table-cell>
          <table:table-cell table:number-columns-repeated="3"/>
        </table:table-row>
        <table:table-row table:style-name="ro1" table:number-rows-repeated="10485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3:58:43.156791029</meta:creation-date>
    <dc:date>2020-04-01T00:15:57.982086933</dc:date>
    <meta:editing-duration>PT2H32M21S</meta:editing-duration>
    <meta:editing-cycles>2</meta:editing-cycles>
    <meta:generator>LibreOffice/6.0.7.3$Linux_X86_64 LibreOffice_project/00m0$Build-3</meta:generator>
    <meta:document-statistic meta:table-count="1" meta:cell-count="122" meta:object-count="0"/>
  </office:meta>
</office:document-meta>
</file>